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)" office:value-type="float" office:value="128100">
            <text:p>128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26500">
            <text:p>1265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1600">
            <text:p>16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8900">
            <text:p>8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92:.F92])" office:value-type="float" office:value="13200">
            <text:p>13200</text:p>
          </table:table-cell>
          <table:table-cell table:formula="of:=SUM([.B111:.F111])" office:value-type="float" office:value="675.526315789474">
            <text:p>675.526315789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111:.F111])" office:value-type="float" office:value="675.526315789474">
            <text:p>675.526315789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menuhi</text:p>
          </table:table-cell>
          <table:table-cell office:value-type="string">
            <text:p>-Gena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D111];[.F111])" office:value-type="float" office:value="365">
            <text:p>36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675.526315789474">
            <text:p>675.526315789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20" office:value-type="float" office:value="365">
            <text:p>365</text:p>
          </table:table-cell>
          <table:table-cell table:formula="of:=[.E92]/16" office:value-type="float" office:value="0">
            <text:p>0</text:p>
          </table:table-cell>
          <table:table-cell table:formula="of:=[.F92]/22" office:value-type="float" office:value="0">
            <text:p>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)" office:value-type="float" office:value="310.526315789474">
            <text:p>310.52631578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11])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12835">
            <text:p>1283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3/30/2016</text:date>, <text:time>11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30T11:08:49</dc:date>
    <meta:editing-duration>P5DT19H31M5S</meta:editing-duration>
    <meta:editing-cycles>2114</meta:editing-cycles>
    <meta:generator>OpenOffice/4.1.1$Unix OpenOffice.org_project/411m6$Build-9775</meta:generator>
    <dc:creator>Hasmik Dabaghyan</dc:creator>
    <meta:document-statistic meta:table-count="12" meta:cell-count="5140" meta:object-count="0"/>
  </office:meta>
</office:document-meta>
</file>